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ongSetOfAnnotationsTest.should_not_allow_Captor_and_S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rongSetOfAnnotationsTest.should_allow_Spy_and_Injec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ongSetOfAnnotationsTest.should_not_allow_Captor_and_InjectMo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rongSetOfAnnotationsTest.should_not_allow_Mock_and_InjectMoc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rongSetOfAnnotationsTest.should_not_allow_Mock_and_S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rongSetOfAnnotationsTest.should_not_allow_Spy_and_InjectMocks_on_interfa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rongSetOfAnnotationsTest.should_not_allow_Captor_and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